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8.5cm"/>
    </style:style>
    <style:style style:name="Tabella2.B" style:family="table-column">
      <style:table-column-properties style:column-width="8.51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3" style:family="table">
      <style:table-properties style:width="16.828cm" fo:margin-left="0cm" table:align="left"/>
    </style:style>
    <style:style style:name="Tabella3.A" style:family="table-column">
      <style:table-column-properties style:column-width="2.858cm"/>
    </style:style>
    <style:style style:name="Tabella3.B" style:family="table-column">
      <style:table-column-properties style:column-width="3.731cm"/>
    </style:style>
    <style:style style:name="Tabella3.C" style:family="table-column">
      <style:table-column-properties style:column-width="3.281cm"/>
    </style:style>
    <style:style style:name="Tabella3.D" style:family="table-column">
      <style:table-column-properties style:column-width="3.586cm"/>
    </style:style>
    <style:style style:name="Tabella3.E" style:family="table-column">
      <style:table-column-properties style:column-width="3.373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fo:background-color="#b3b3b3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828cm" fo:margin-left="0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7.25cm"/>
    </style:style>
    <style:style style:name="Tabella5.C" style:family="table-column">
      <style:table-column-properties style:column-width="2.937cm"/>
    </style:style>
    <style:style style:name="Tabella5.D" style:family="table-column">
      <style:table-column-properties style:column-width="2.143cm"/>
    </style:style>
    <style:style style:name="Tabella5.E" style:family="table-column">
      <style:table-column-properties style:column-width="1.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828cm" fo:margin-left="0cm" table:align="left"/>
    </style:style>
    <style:style style:name="Tabella6.A" style:family="table-column">
      <style:table-column-properties style:column-width="10.028cm"/>
    </style:style>
    <style:style style:name="Tabella6.B" style:family="table-column">
      <style:table-column-properties style:column-width="2.937cm"/>
    </style:style>
    <style:style style:name="Tabella6.C" style:family="table-column">
      <style:table-column-properties style:column-width="2.143cm"/>
    </style:style>
    <style:style style:name="Tabella6.D" style:family="table-column">
      <style:table-column-properties style:column-width="1.7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o in objects"&gt;</text:placeholder></text:p>
      <text:p text:style-name="P13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Riferimento: <text:placeholder text:placeholder-type="text">&lt;o.name&gt;</text:placeholder></text:p>
          </table:table-cell>
          <table:table-cell table:style-name="Tabella1.B1" office:value-type="string">
            <text:p text:style-name="P20"/>
          </table:table-cell>
        </table:table-row>
        <table:table-row>
          <table:table-cell table:style-name="Tabella1.A2" office:value-type="string">
            <text:p text:style-name="P20">Prodotto: <text:span text:style-name="T2"><text:placeholder text:placeholder-type="text">&lt;o.product_id.name&gt;</text:placeholder></text:span></text:p>
          </table:table-cell>
          <table:table-cell table:style-name="Tabella1.B2" office:value-type="string">
            <text:p text:style-name="P20">Distinta base: <text:span text:style-name="T2"><text:placeholder text:placeholder-type="text">&lt;o.bom_id.name&gt;</text:placeholder></text:span></text:p>
          </table:table-cell>
        </table:table-row>
        <table:table-row>
          <table:table-cell table:style-name="Tabella1.A2" office:value-type="string">
            <text:p text:style-name="P20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20">Responsabile: <text:span text:style-name="T2"><text:placeholder text:placeholder-type="text">&lt;o.user_id.name if o.user_id else ""&gt;</text:placeholder></text:span></text:p>
          </table:table-cell>
        </table:table-row>
      </table:table>
      <text:p text:style-name="P5"/>
      <text:p text:style-name="P3"><text:span text:style-name="T5">Schedulazioni:</text:span><text:span text:style-name="T4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Durata: <text:span text:style-name="T2"><text:placeholder text:placeholder-type="text">&lt;o.lavoration_ids[0].duration if len(o.lavoration_ids) &gt;0 else ""&gt;</text:placeholder></text:span></text:p>
          </table:table-cell>
          <table:table-cell table:style-name="Tabella2.B1" office:value-type="string">
            <text:p text:style-name="P7"><text:span text:style-name="T3">Operatori: </text:span><text:placeholder text:placeholder-type="text">&lt;o.lavoration_ids[0].workers if len(o.lavoration_ids) &gt;0 else ""&gt;</text:placeholder></text:p>
          </table:table-cell>
        </table:table-row>
        <table:table-row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office:value-type="string">
                  <text:p text:style-name="P16">Rif.</text:p>
                </table:table-cell>
                <table:table-cell table:style-name="Tabella3.A1" office:value-type="string">
                  <text:p text:style-name="P16">Data</text:p>
                </table:table-cell>
                <table:table-cell table:style-name="Tabella3.A1" office:value-type="string">
                  <text:p text:style-name="P16">Q. (prevista)</text:p>
                </table:table-cell>
                <table:table-cell table:style-name="Tabella3.A1" office:value-type="string">
                  <text:p text:style-name="P16">Linea</text:p>
                </table:table-cell>
                <table:table-cell table:style-name="Tabella3.E1" office:value-type="string">
                  <text:p text:style-name="P16">H:m</text:p>
                </table:table-cell>
              </table:table-row>
              <table:table-row>
                <table:table-cell table:style-name="Tabella3.A2" table:number-columns-spanned="5" office:value-type="string">
                  <text:p text:style-name="P4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o.product_id.name&gt;</text:placeholder></text:p>
                </table:table-cell>
                <table:table-cell table:style-name="Tabella3.B3" office:value-type="string">
                  <text:p text:style-name="P19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9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9"><text:placeholder text:placeholder-type="text">&lt;lavoration.workcenter_id.name&gt;</text:placeholder></text:p>
                </table:table-cell>
                <table:table-cell table:style-name="Tabella3.E3" office:value-type="string">
                  <text:p text:style-name="P19"><text:placeholder text:placeholder-type="text">&lt;lavoration.hour&gt;</text:placeholder></text:p>
                </table:table-cell>
              </table:table-row>
              <table:table-row>
                <table:table-cell table:style-name="Tabella3.A4" table:number-columns-spanned="5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</table:table-row>
      </table:table>
      <text:p text:style-name="P10"/>
      <text:p text:style-name="P12">Ordini: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office:value-type="string">
              <text:p text:style-name="P16">Rif.</text:p>
            </table:table-cell>
            <table:table-cell table:style-name="Tabella5.A1" office:value-type="string">
              <text:p text:style-name="P16">Cliente</text:p>
            </table:table-cell>
            <table:table-cell table:style-name="Tabella5.A1" office:value-type="string">
              <text:p text:style-name="P16">Prodotto</text:p>
            </table:table-cell>
            <table:table-cell table:style-name="Tabella5.A1" office:value-type="string">
              <text:p text:style-name="P16">Scadenza</text:p>
            </table:table-cell>
            <table:table-cell table:style-name="Tabella5.E1" office:value-type="string">
              <text:p text:style-name="P16">Q.</text:p>
            </table:table-cell>
          </table:table-row>
        </table:table-header-rows>
        <table:table-row>
          <table:table-cell table:style-name="Tabella5.A2" table:number-columns-spanned="5" office:value-type="string">
            <text:p text:style-name="P4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7"><text:placeholder text:placeholder-type="text">&lt;line.order_id.name&gt;</text:placeholder></text:p>
          </table:table-cell>
          <table:table-cell table:style-name="Tabella5.B3" office:value-type="string">
            <text:p text:style-name="P17"><text:placeholder text:placeholder-type="text">&lt;line.order_id.partner_id.name&gt;</text:placeholder></text:p>
          </table:table-cell>
          <table:table-cell table:style-name="Tabella5.C3" office:value-type="string">
            <text:p text:style-name="P17"><text:placeholder text:placeholder-type="text">&lt;line.product_id.default_code or ""&gt;</text:placeholder></text:p>
          </table:table-cell>
          <table:table-cell table:style-name="Tabella5.D3" office:value-type="string">
            <text:p text:style-name="P19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18"><text:placeholder text:placeholder-type="text">&lt;line.product_uom_qty&gt;</text:placeholder></text:p>
          </table:table-cell>
        </table:table-row>
        <table:table-row>
          <table:table-cell table:style-name="Tabella5.A4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2"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office:value-type="string">
              <text:p text:style-name="P16">Cliente</text:p>
            </table:table-cell>
            <table:table-cell table:style-name="Tabella6.A1" office:value-type="string">
              <text:p text:style-name="P16">Prodotto</text:p>
            </table:table-cell>
            <table:table-cell table:style-name="Tabella6.A1" office:value-type="string">
              <text:p text:style-name="P16">Scadenza</text:p>
            </table:table-cell>
            <table:table-cell table:style-name="Tabella6.D1" office:value-type="string">
              <text:p text:style-name="P16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4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17"><text:placeholder text:placeholder-type="text">&lt;line.partner_id.name&gt;</text:placeholder></text:p>
          </table:table-cell>
          <table:table-cell table:style-name="Tabella6.B3" office:value-type="string">
            <text:p text:style-name="P17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19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8"><text:placeholder text:placeholder-type="text">&lt;line.product_uom_qty&gt;</text:placeholder></text:p>
          </table:table-cell>
        </table:table-row>
        <table:table-row>
          <table:table-cell table:style-name="Tabella6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/>
      <text:p text:style-name="P11"><text:placeholder text:placeholder-type="text">&lt;if test="o.id != objects[-1].id"&gt;</text:placeholder></text:p>
      <text:p text:style-name="P11"/>
      <text:p text:style-name="P14"/>
      <text:p text:style-name="P11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7.013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59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ORDINE DI PRODUZIONE</text:p>
            </table:table-cell>
          </table:table-row>
        </table:table>
        <text:p text:style-name="MP2"/>
      </style:header>
      <style:footer>
        <text:p text:style-name="MP3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26T23:25:25</dc:date>
    <meta:editing-duration>P1DT17H13M50S</meta:editing-duration>
    <meta:editing-cycles>306</meta:editing-cycles>
    <meta:generator>LibreOffice/3.5$Linux_X86_64 LibreOffice_project/350m1$Build-2</meta:generator>
    <dc:creator>thebrush </dc:creator>
    <meta:document-statistic meta:table-count="6" meta:image-count="0" meta:object-count="0" meta:page-count="2" meta:paragraph-count="51" meta:word-count="118" meta:character-count="1295" meta:non-whitespace-character-count="1223"/>
    <meta:user-defined meta:name="Info 1"/>
    <meta:user-defined meta:name="Info 2"/>
    <meta:user-defined meta:name="Info 3"/>
    <meta:user-defined meta:name="Info 4"/>
  </office:meta>
</office:document-meta>
</file>